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SER</text:span></text:p>
            <text:p text:style-name="P7">Lin.Genet(Ped.1):<text:span text:style-name="T4">POLLOS BB</text:span></text:p>
            <text:p text:style-name="P7">Cant.Cajas(Ped 1):<text:span text:style-name="T4">102</text:span></text:p>
          </table:table-cell>
          <table:table-cell table:style-name="Tabla1.A7" office:value-type="string">
            <text:p text:style-name="P7">Proveed.(Ped.2):<text:span text:style-name="T4">AVICOLA TRUJILLO</text:span></text:p>
            <text:p text:style-name="P7">Lin.Genet(Ped.2):<text:span text:style-name="T4">POLLOS BB</text:span></text:p>
            <text:p text:style-name="P7">Cant.Cajas(Ped 2):<text:span text:style-name="T4">4</text:span></text:p>
          </table:table-cell>
          <table:table-cell table:style-name="Tabla1.C7" office:value-type="string">
            <text:p text:style-name="P7">Proveed.(Ped.3):<text:span text:style-name="T4">SUSANA CARRION</text:span></text:p>
            <text:p text:style-name="P7">Lin.Genet(Ped.3):<text:span text:style-name="T4">F. ROJOS</text:span></text:p>
            <text:p text:style-name="P7">Cant.Cajas(Ped 3):<text:span text:style-name="T4">10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5T00:39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